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family-generic="modern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40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356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2.99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15.375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655cm" fo:min-width="3.628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1.02cm" fo:min-width="3.628cm"/>
      <style:paragraph-properties style:writing-mode="lr-tb"/>
    </style:style>
    <style:style style:name="gr10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749cm" fo:min-width="21.09cm"/>
      <style:paragraph-properties style:writing-mode="lr-tb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749cm" fo:min-width="19.09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0.385cm" fo:min-width="3.628cm"/>
      <style:paragraph-properties style:writing-mode="lr-tb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385cm" fo:min-width="19.09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ffff" draw:textarea-horizontal-align="justify" draw:textarea-vertical-align="top" draw:auto-grow-height="false" fo:min-height="0.385cm" fo:min-width="19.09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3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4" style:family="paragraph">
      <loext:graphic-properties draw:fill-color="#000000"/>
      <style:paragraph-properties fo:text-align="center" style:writing-mode="lr-tb"/>
      <style:text-properties fo:font-size="16pt" fo:font-weight="bold" style:font-size-asian="16pt" style:font-size-complex="16pt"/>
    </style:style>
    <style:style style:name="P5" style:family="paragraph">
      <style:paragraph-properties fo:text-align="start" style:writing-mode="lr-tb"/>
      <style:text-properties fo:font-size="14pt"/>
    </style:style>
    <style:style style:name="P6" style:family="paragraph">
      <style:paragraph-properties fo:text-align="end"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end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00000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/>
    </style:style>
    <style:style style:name="T2" style:family="text">
      <style:text-properties fo:font-size="16pt" fo:font-weight="bold" style:font-size-asian="16pt" style:font-size-complex="16pt"/>
    </style:style>
    <style:style style:name="T3" style:family="text">
      <style:text-properties fo:font-size="14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635cm" svg:x="1cm" svg:y="2.905cm">
          <text:p text:style-name="P1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0.635cm" svg:x="1.317cm" svg:y="3.54cm">
          <text:p text:style-name="P1"><text:span text:style-name="T1">Chunk 1..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6cm" svg:height="0.635cm" svg:x="1.635cm" svg:y="4.175cm">
          <text:p text:style-name="P1"><text:span text:style-name="T1">Actor 1..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2cm" svg:height="0.635cm" svg:x="1cm" svg:y="2.27cm">
          <text:p text:style-name="P3"><text:span text:style-name="T2">Hierarch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23cm" svg:height="0.635cm" svg:x="4.81cm" svg:y="2.905cm">
          <text:p text:style-name="P1"><text:span text:style-name="T1">“</text:span><text:span text:style-name="T1">Level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0.635cm" svg:x="9.572cm" svg:y="2.905cm">
          <text:p text:style-name="P1"><text:span text:style-name="T1">“</text:span><text:span text:style-name="T1">Chunk”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5.875cm" svg:height="0.635cm" svg:x="4.81cm" svg:y="2.27cm">
          <text:p text:style-name="P3"><text:span text:style-name="T2">Compon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28cm" svg:height="1.905cm" svg:x="5.127cm" svg:y="3.54cm">
          <text:p text:style-name="P1"><text:span text:style-name="T1">Level</text:span></text:p>
          <text:p text:style-name="P5"><text:span text:style-name="T3">- name</text:span></text:p>
          <text:p text:style-name="P5"><text:span text:style-name="T3">- dim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128cm" svg:height="1.27cm" svg:x="9.889cm" svg:y="3.54cm">
          <text:p text:style-name="P1"><text:span text:style-name="T1">Chunk</text:span></text:p>
          <text:p text:style-name="P5"><text:span text:style-name="T3">- x, z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14.335cm" svg:y="2.905cm">
          <text:p text:style-name="P1"><text:span text:style-name="T1">“</text:span><text:span text:style-name="T1">Actor”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3.54cm">
          <text:p text:style-name="P1"><text:span text:style-name="T1">Position</text:span></text:p>
          <text:p text:style-name="P5"><text:span text:style-name="T3">- x, y, z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4.81cm">
          <text:p text:style-name="P1"><text:span text:style-name="T1">(Rotation)</text:span></text:p>
          <text:p text:style-name="P5"><text:span text:style-name="T3">- pitch, 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6.08cm">
          <text:p text:style-name="P1"><text:span text:style-name="T1">(HeadRotation)</text:span></text:p>
          <text:p text:style-name="P5"><text:span text:style-name="T3">- head_ya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0.635cm" svg:x="4.81cm" svg:y="5.762cm">
          <text:p text:style-name="P1"><text:span text:style-name="T1">“</text:span><text:span text:style-name="T1">Block”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5.127cm" svg:y="6.397cm">
          <text:p text:style-name="P1"><text:span text:style-name="T1">Position</text:span></text:p>
          <text:p text:style-name="P5"><text:span text:style-name="T3">- x, y, z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1.59cm" svg:height="0.999cm" svg:x="0cm" svg:y="26.94cm">
          <text:p text:style-name="P6"><text:span text:style-name="T4">By @Valaphee 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9.59cm" svg:height="0.999cm" svg:x="1cm" svg:y="1cm">
          <text:p text:style-name="P8"><text:span text:style-name="T5">Tesseract: Entity-Component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56cm" svg:height="0.635cm" svg:x="1.636cm" svg:y="4.81cm">
          <text:p text:style-name="P1"><text:span text:style-name="T1">Block 1..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9.889cm" svg:y="4.81cm">
          <text:p text:style-name="P1"><text:span text:style-name="T1">(Terrain)</text:span></text:p>
          <text:p text:style-name="P5"><text:span text:style-name="T3">- terr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5.127cm" svg:y="7.667cm">
          <text:p text:style-name="P1"><text:span text:style-name="T1">(Inventory)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14.652cm" svg:y="7.35cm">
          <text:p text:style-name="P1"><text:span text:style-name="T1">(Inventory)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28cm" svg:height="0.635cm" svg:x="14.652cm" svg:y="7.985cm">
          <text:p text:style-name="P1"><text:span text:style-name="T1">(Connection)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28cm" svg:height="1.27cm" svg:x="14.652cm" svg:y="8.62cm">
          <text:p text:style-name="P1"><text:span text:style-name="T1">(Subscription Distance)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9.59cm" svg:height="0.635cm" svg:x="1cm" svg:y="10.207cm">
          <text:p text:style-name="P3"><text:span text:style-name="T2">System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0.842cm">
          <text:p text:style-name="P1">level::spawn_levels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4.017cm">
          <text:p text:style-name="P1"><text:span text:style-name="T1">replication::replicate_chunks_late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4.652cm">
          <text:p text:style-name="P1">replication::replicate_actors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1.795cm">
          <text:p text:style-name="P1"><text:span text:style-name="T1">connection::spawn_players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2.43cm">
          <text:p text:style-name="P1">connection::update_players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3.382cm">
          <text:p text:style-name="P1"><text:span text:style-name="T1">replication::subscribe_and_replicate_initial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5.605cm">
          <text:p text:style-name="P1">chunk::update_hierarchy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59cm" svg:height="0.635cm" svg:x="1cm" svg:y="16.557cm">
          <text:p text:style-name="P1">chunk::populate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family-generic="modern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49:30.186436626</meta:creation-date>
    <dc:date>2023-03-20T15:55:26.072490230</dc:date>
    <meta:editing-duration>PT5H39M10S</meta:editing-duration>
    <meta:editing-cycles>5</meta:editing-cycles>
    <meta:generator>LibreOffice/7.4.5.1$Linux_X86_64 LibreOffice_project/40$Build-1</meta:generator>
    <meta:document-statistic meta:object-count="32"/>
  </office:meta>
</office:document-meta>
</file>